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fad" officeooo:paragraph-rsid="00153ac7"/>
    </style:style>
    <style:style style:name="P2" style:family="paragraph" style:parent-style-name="Standard">
      <style:text-properties officeooo:rsid="01170135" officeooo:paragraph-rsid="01170135"/>
    </style:style>
    <style:style style:name="P3" style:family="paragraph" style:parent-style-name="Standard">
      <style:text-properties officeooo:rsid="0118bee5" officeooo:paragraph-rsid="0118bee5"/>
    </style:style>
    <style:style style:name="P4" style:family="paragraph" style:parent-style-name="Standard">
      <style:paragraph-properties>
        <style:tab-stops>
          <style:tab-stop style:position="1.005cm"/>
          <style:tab-stop style:position="2.011cm"/>
          <style:tab-stop style:position="2.99cm"/>
          <style:tab-stop style:position="3.995cm"/>
        </style:tab-stops>
      </style:paragraph-properties>
      <style:text-properties officeooo:rsid="0118bee5" officeooo:paragraph-rsid="0118bee5"/>
    </style:style>
    <style:style style:name="P5" style:family="paragraph" style:parent-style-name="Standard">
      <style:paragraph-properties>
        <style:tab-stops>
          <style:tab-stop style:position="1.005cm"/>
          <style:tab-stop style:position="2.011cm"/>
          <style:tab-stop style:position="2.99cm"/>
          <style:tab-stop style:position="3.995cm"/>
        </style:tab-stops>
      </style:paragraph-properties>
      <style:text-properties officeooo:rsid="0118bee5" officeooo:paragraph-rsid="01193230"/>
    </style:style>
    <style:style style:name="P6" style:family="paragraph" style:parent-style-name="Standard">
      <style:paragraph-properties>
        <style:tab-stops>
          <style:tab-stop style:position="1.005cm"/>
          <style:tab-stop style:position="2.011cm"/>
          <style:tab-stop style:position="2.99cm"/>
          <style:tab-stop style:position="3.995cm"/>
        </style:tab-stops>
      </style:paragraph-properties>
      <style:text-properties officeooo:rsid="0118e6ca" officeooo:paragraph-rsid="0118e6ca"/>
    </style:style>
    <style:style style:name="P7" style:family="paragraph" style:parent-style-name="Standard">
      <style:paragraph-properties>
        <style:tab-stops>
          <style:tab-stop style:position="1.005cm"/>
          <style:tab-stop style:position="2.011cm"/>
          <style:tab-stop style:position="2.99cm"/>
          <style:tab-stop style:position="3.995cm"/>
        </style:tab-stops>
      </style:paragraph-properties>
      <style:text-properties officeooo:paragraph-rsid="01193230"/>
    </style:style>
    <style:style style:name="P8" style:family="paragraph" style:parent-style-name="Standard">
      <style:text-properties officeooo:rsid="01193230" officeooo:paragraph-rsid="01193230"/>
    </style:style>
    <style:style style:name="P9" style:family="paragraph" style:parent-style-name="Standard">
      <style:paragraph-properties>
        <style:tab-stops>
          <style:tab-stop style:position="1.005cm"/>
          <style:tab-stop style:position="2.011cm"/>
          <style:tab-stop style:position="2.99cm"/>
          <style:tab-stop style:position="3.995cm"/>
        </style:tab-stops>
      </style:paragraph-properties>
      <style:text-properties officeooo:rsid="01193230" officeooo:paragraph-rsid="01193230"/>
    </style:style>
    <style:style style:name="P10" style:family="paragraph" style:parent-style-name="Standard">
      <style:text-properties officeooo:rsid="01193230" officeooo:paragraph-rsid="01270158"/>
    </style:style>
    <style:style style:name="P11" style:family="paragraph" style:parent-style-name="Standard">
      <style:text-properties officeooo:rsid="01193230" officeooo:paragraph-rsid="012adc34"/>
    </style:style>
    <style:style style:name="P12" style:family="paragraph" style:parent-style-name="Standard">
      <style:text-properties officeooo:rsid="0121af24" officeooo:paragraph-rsid="0121af24"/>
    </style:style>
    <style:style style:name="P13" style:family="paragraph" style:parent-style-name="Standard">
      <style:text-properties officeooo:rsid="012318d1" officeooo:paragraph-rsid="012318d1"/>
    </style:style>
    <style:style style:name="P14" style:family="paragraph" style:parent-style-name="Standard">
      <style:text-properties officeooo:rsid="012619c0" officeooo:paragraph-rsid="012619c0"/>
    </style:style>
    <style:style style:name="P15" style:family="paragraph" style:parent-style-name="Standard">
      <style:text-properties officeooo:rsid="012a45eb" officeooo:paragraph-rsid="012e3c77"/>
    </style:style>
    <style:style style:name="P16" style:family="paragraph" style:parent-style-name="Standard">
      <style:text-properties officeooo:rsid="012a45eb" officeooo:paragraph-rsid="012619c0"/>
    </style:style>
    <style:style style:name="P17" style:family="paragraph" style:parent-style-name="Standard">
      <loext:graphic-properties draw:fill="solid" draw:fill-color="#ffe5ca"/>
      <style:paragraph-properties fo:background-color="#ffe5ca" style:shadow="none"/>
      <style:text-properties officeooo:rsid="0118bee5" officeooo:paragraph-rsid="0118bee5"/>
    </style:style>
    <style:style style:name="P18" style:family="paragraph" style:parent-style-name="Standard">
      <loext:graphic-properties draw:fill="solid" draw:fill-color="#ffe5ca"/>
      <style:paragraph-properties fo:background-color="#ffe5ca" style:shadow="none"/>
      <style:text-properties style:font-name="Ubuntu Condensed" fo:font-size="10pt" officeooo:rsid="0118bee5" officeooo:paragraph-rsid="0118bee5" style:font-size-asian="10pt" style:font-size-complex="10pt"/>
    </style:style>
    <style:style style:name="P19" style:family="paragraph" style:parent-style-name="Standard">
      <style:paragraph-properties fo:break-before="page"/>
      <style:text-properties officeooo:rsid="0118bee5" officeooo:paragraph-rsid="0118bee5"/>
    </style:style>
    <style:style style:name="P20" style:family="paragraph" style:parent-style-name="Text_20_body">
      <style:text-properties officeooo:rsid="011e5c36" officeooo:paragraph-rsid="011e5c36"/>
    </style:style>
    <style:style style:name="P21" style:family="paragraph" style:parent-style-name="Text_20_body">
      <style:text-properties officeooo:rsid="012e3c77" officeooo:paragraph-rsid="012e3c77"/>
    </style:style>
    <style:style style:name="P22" style:family="paragraph" style:parent-style-name="Title">
      <style:text-properties officeooo:rsid="0116d272" officeooo:paragraph-rsid="0116d272"/>
    </style:style>
    <style:style style:name="P23" style:family="paragraph" style:parent-style-name="Standard" style:list-style-name="L1">
      <style:text-properties officeooo:rsid="0123d260" officeooo:paragraph-rsid="0123d260"/>
    </style:style>
    <style:style style:name="P24" style:family="paragraph" style:parent-style-name="Standard">
      <style:text-properties officeooo:rsid="012e3c77" officeooo:paragraph-rsid="012e3c77"/>
    </style:style>
    <style:style style:name="P25" style:family="paragraph" style:parent-style-name="Standard">
      <style:text-properties officeooo:rsid="0118bee5" officeooo:paragraph-rsid="0118bee5"/>
    </style:style>
    <style:style style:name="P26" style:family="paragraph" style:parent-style-name="Standard">
      <style:text-properties officeooo:rsid="0132d2d1" officeooo:paragraph-rsid="0132d2d1"/>
    </style:style>
    <style:style style:name="P27" style:family="paragraph" style:parent-style-name="Standard">
      <style:text-properties officeooo:rsid="01193230" officeooo:paragraph-rsid="01270158"/>
    </style:style>
    <style:style style:name="P28" style:family="paragraph" style:parent-style-name="Standard">
      <style:text-properties officeooo:rsid="0135aff2" officeooo:paragraph-rsid="0135aff2"/>
    </style:style>
    <style:style style:name="P29" style:family="paragraph" style:parent-style-name="Heading_20_2">
      <style:text-properties officeooo:rsid="012318d1" officeooo:paragraph-rsid="012318d1"/>
    </style:style>
    <style:style style:name="P30" style:family="paragraph" style:parent-style-name="Heading_20_1">
      <style:text-properties officeooo:paragraph-rsid="00153ac7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ffffff"/>
    </style:style>
    <style:style style:name="T1" style:family="text">
      <style:text-properties officeooo:rsid="0118bee5"/>
    </style:style>
    <style:style style:name="T2" style:family="text">
      <style:text-properties officeooo:rsid="0118e6ca"/>
    </style:style>
    <style:style style:name="T3" style:family="text">
      <style:text-properties officeooo:rsid="01193230"/>
    </style:style>
    <style:style style:name="T4" style:family="text">
      <style:text-properties officeooo:rsid="011affb6"/>
    </style:style>
    <style:style style:name="T5" style:family="text">
      <style:text-properties style:font-name="Ubuntu Condensed" fo:font-size="10pt" style:font-size-asian="10pt" style:font-size-complex="10pt"/>
    </style:style>
    <style:style style:name="T6" style:family="text">
      <style:text-properties officeooo:rsid="0123d260"/>
    </style:style>
    <style:style style:name="T7" style:family="text">
      <style:text-properties officeooo:rsid="0125abc6"/>
    </style:style>
    <style:style style:name="T8" style:family="text">
      <style:text-properties officeooo:rsid="012a45eb"/>
    </style:style>
    <style:style style:name="T9" style:family="text">
      <style:text-properties officeooo:rsid="012adc34"/>
    </style:style>
    <style:style style:name="T10" style:family="text">
      <style:text-properties officeooo:rsid="012e3c77"/>
    </style:style>
    <style:style style:name="T11" style:family="text">
      <style:text-properties officeooo:rsid="0134c162"/>
    </style:style>
    <style:style style:name="T1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solid" draw:fill-color="#ffffff" fo:min-height="0.767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unLo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233_3472693235" text:style-name="Index_20_Link" text:visited-style-name="Index_20_Link">1 Introduction<text:tab/>1</text:a></text:p>
          <text:p text:style-name="P32"><text:a xlink:type="simple" xlink:href="#__RefHeading___Toc86_1286753509" text:style-name="Index_20_Link" text:visited-style-name="Index_20_Link">1.1 Runkeeper gpx Data<text:tab/>1</text:a></text:p>
          <text:p text:style-name="P31"><text:a xlink:type="simple" xlink:href="#__RefHeading___Toc436_1286753509" text:style-name="Index_20_Link" text:visited-style-name="Index_20_Link">2 Statistics and Report<text:tab/>2</text:a></text:p>
          <text:p text:style-name="P31"><text:a xlink:type="simple" xlink:href="#__RefHeading___Toc438_1286753509" text:style-name="Index_20_Link" text:visited-style-name="Index_20_Link">3 Technical Stuff<text:tab/>2</text:a></text:p>
          <text:p text:style-name="P32"><text:a xlink:type="simple" xlink:href="#__RefHeading___Toc440_1286753509" text:style-name="Index_20_Link" text:visited-style-name="Index_20_Link">3.1 XML parser<text:tab/>2</text:a></text:p>
          <text:p text:style-name="P32"><text:a xlink:type="simple" xlink:href="#__RefHeading___Toc442_1286753509" text:style-name="Index_20_Link" text:visited-style-name="Index_20_Link">3.2 Project Characteristics<text:tab/>2</text:a></text:p>
          <text:p text:style-name="P32"><text:a xlink:type="simple" xlink:href="#__RefHeading___Toc444_1286753509" text:style-name="Index_20_Link" text:visited-style-name="Index_20_Link">3.3 Components<text:tab/>4</text:a></text:p>
          <text:p text:style-name="P33"><text:a xlink:type="simple" xlink:href="#__RefHeading___Toc446_1286753509" text:style-name="Index_20_Link" text:visited-style-name="Index_20_Link">3.3.1 GPX Reader<text:tab/>4</text:a></text:p>
          <text:p text:style-name="P34"><text:a xlink:type="simple" xlink:href="#__RefHeading___Toc318_3633815738" text:style-name="Index_20_Link" text:visited-style-name="Index_20_Link">3.3.1.1 GPX data<text:tab/>4</text:a></text:p>
          <text:p text:style-name="P34"><text:a xlink:type="simple" xlink:href="#__RefHeading___Toc320_3633815738" text:style-name="Index_20_Link" text:visited-style-name="Index_20_Link">3.3.1.2 Model data<text:tab/>4</text:a></text:p>
          <text:p text:style-name="P33"><text:a xlink:type="simple" xlink:href="#__RefHeading___Toc448_1286753509" text:style-name="Index_20_Link" text:visited-style-name="Index_20_Link">3.3.2 Analyser<text:tab/>4</text:a></text:p>
          <text:p text:style-name="P33"><text:a xlink:type="simple" xlink:href="#__RefHeading___Toc450_1286753509" text:style-name="Index_20_Link" text:visited-style-name="Index_20_Link">3.3.3 Report Writer<text:tab/>4</text:a></text:p>
        </text:index-body>
      </text:table-of-content>
      <text:p text:style-name="P1"/>
      <text:p text:style-name="P1"/>
      <text:h text:style-name="P30" text:outline-level="1"><text:bookmark-start text:name="__RefHeading___Toc233_3472693235"/>Introduction<text:bookmark-end text:name="__RefHeading___Toc233_3472693235"/></text:h>
      <text:p text:style-name="P2">RunLog is a small utility that accepts one or more gpx files containing timed GPS data and produces a statistical report of that data.</text:p>
      <text:h text:style-name="Heading_20_2" text:outline-level="2"><text:bookmark-start text:name="__RefHeading___Toc86_1286753509"/>Runkeeper gpx Data<text:bookmark-end text:name="__RefHeading___Toc86_1286753509"/></text:h>
      <text:p text:style-name="P3">The activity data we are using is provided by runkeeper in the <text:a xlink:type="simple" xlink:href="https://en.wikipedia.org/wiki/GPS_Exchange_Format" text:style-name="Internet_20_link" text:visited-style-name="Visited_20_Internet_20_Link">gpx</text:a> format. Each gpx file contains a series of waypoints and the time at which they were recorded. The elements of interest to us are:</text:p>
      <text:p text:style-name="P3"/>
      <text:p text:style-name="P6">&lt;gpx&gt; (1) root element, contains schema metadata</text:p>
      <text:p text:style-name="P4"><text:tab/>&lt;trk&gt; <text:span text:style-name="T2">(1) contains all tracking data</text:span></text:p>
      <text:p text:style-name="P4"><text:tab/><text:tab/>&lt;name&gt; <text:span text:style-name="T2">(1) CDATA section, includes activity type, e.g. Running</text:span></text:p>
      <text:p text:style-name="P4"><text:tab/><text:tab/>&lt;time&gt; <text:span text:style-name="T2">(1) start time</text:span></text:p>
      <text:p text:style-name="P4"><text:tab/><text:tab/>&lt;trkseg&gt; <text:span text:style-name="T2">(1..n) container for trkpt elements</text:span></text:p>
      <text:p text:style-name="P5"><text:tab/><text:tab/><text:tab/>&lt;trkpt&gt; <text:span text:style-name="T2">(1..n) </text:span></text:p>
      <text:p text:style-name="P7"><text:span text:style-name="T1"><text:tab/><text:tab/><text:tab/><text:tab/>lat latitude of </text:span>trackpoint</text:p>
      <text:p text:style-name="P5"><text:tab/><text:tab/><text:tab/><text:tab/><text:span text:style-name="T3">lon longitude </text:span>of <text:span text:style-name="T3">trackpoint</text:span></text:p>
      <text:p text:style-name="P5"><text:tab/><text:tab/><text:tab/><text:tab/><text:span text:style-name="T3">&lt;ele&gt; elevation </text:span>of <text:span text:style-name="T3">trackpoint</text:span></text:p>
      <text:p text:style-name="P5"><text:tab/><text:tab/><text:tab/><text:tab/><text:span text:style-name="T3">&lt;time&gt; <text:s/>timestamp </text:span>of <text:span text:style-name="T3">trackpoint</text:span></text:p>
      <text:p text:style-name="P9"/>
      <text:p text:style-name="P8">All times are Coordinated Universal Time (UTC) using ISO 8601 format, and latitude and longitude are expressed in decimal degrees, and elevation in meters. <text:span text:style-name="T4">An example is shown below.</text:span></text:p>
      <text:p text:style-name="P3"/>
      <text:p text:style-name="P17">&lt;?x<text:span text:style-name="T5">ml version="1.0" encoding="UTF-8"?&gt;</text:span></text:p>
      <text:p text:style-name="P18"><text:soft-page-break/>&lt;gpx</text:p>
      <text:p text:style-name="P18"><text:s text:c="2"/>version="1.1"</text:p>
      <text:p text:style-name="P18"><text:s text:c="2"/>creator="Runkeeper - http://www.runkeeper.com"</text:p>
      <text:p text:style-name="P18"><text:s text:c="2"/>xmlns:xsi="http://www.w3.org/2001/XMLSchema-instance"</text:p>
      <text:p text:style-name="P18"><text:s text:c="2"/>xmlns="http://www.topografix.com/GPX/1/1"</text:p>
      <text:p text:style-name="P18"><text:s text:c="2"/>xsi:schemaLocation="http://www.topografix.com/GPX/1/1 http://www.topografix.com/GPX/1/1/gpx.xsd"</text:p>
      <text:p text:style-name="P18"><text:s text:c="2"/>xmlns:gpxtpx="http://www.garmin.com/xmlschemas/TrackPointExtension/v1"&gt;</text:p>
      <text:p text:style-name="P18">&lt;trk&gt;</text:p>
      <text:p text:style-name="P18"><text:s text:c="2"/>&lt;name&gt;&lt;![CDATA[Running 8/28/14 7:45 pm]]&gt;&lt;/name&gt;</text:p>
      <text:p text:style-name="P18"><text:s text:c="2"/>&lt;time&gt;2014-08-28T18:45:39Z&lt;/time&gt;</text:p>
      <text:p text:style-name="P18">&lt;trkseg&gt;</text:p>
      <text:p text:style-name="P18">&lt;trkpt lat="53.488735000" lon="-2.261453000"&gt;&lt;ele&gt;32.0&lt;/ele&gt;&lt;time&gt;2014-08-28T18:45:39Z&lt;/time&gt;&lt;/trkpt&gt;</text:p>
      <text:p text:style-name="P18">&lt;trkpt lat="53.488727000" lon="-2.261419000"&gt;&lt;ele&gt;32.0&lt;/ele&gt;&lt;time&gt;2014-08-28T18:45:41Z&lt;/time&gt;&lt;/trkpt&gt;</text:p>
      <text:p text:style-name="P18">&lt;trkpt lat="53.488727000" lon="-2.261419000"&gt;&lt;ele&gt;32.0&lt;/ele&gt;&lt;time&gt;2014-08-28T18:45:47Z&lt;/time&gt;&lt;/trkpt&gt;</text:p>
      <text:p text:style-name="P18">&lt;/trkseg&gt;</text:p>
      <text:p text:style-name="P18">&lt;/trk&gt;</text:p>
      <text:p text:style-name="P18">&lt;/gpx&gt;</text:p>
      <text:p text:style-name="P3"/>
      <text:p text:style-name="P3"/>
      <text:h text:style-name="Heading_20_1" text:outline-level="1"><text:bookmark-start text:name="__RefHeading___Toc436_1286753509"/>Statistics and Report<text:bookmark-end text:name="__RefHeading___Toc436_1286753509"/></text:h>
      <text:p text:style-name="P12">The analysis that is provided by the RunKeeper website shows timings <text:span text:style-name="T6">and elevation change </text:span>for each unit of distance (km). <text:span text:style-name="T6">However, the gpx data is much more granular with many trackpoints per km, and so and it is anticipated that further analysis can be achieved. This may include:</text:span></text:p>
      <text:p text:style-name="P12"/>
      <text:list xml:id="list1846275785" text:style-name="L1">
        <text:list-item>
          <text:p text:style-name="P23">detailed analysis of pace. For running, this may allow a breakdown of the walk-run profile. For cycling which often includes a walking destination (e.g. a trip to the supermarket), this may allow the removal of the non-cycling portion of the trip,</text:p>
        </text:list-item>
        <text:list-item>
          <text:p text:style-name="P23">the effect of regular exercise on performance, and of extended breaks</text:p>
        </text:list-item>
      </text:list>
      <text:p text:style-name="P3"/>
      <text:p text:style-name="P3"/>
      <text:p text:style-name="P3"/>
      <text:h text:style-name="Heading_20_1" text:outline-level="1"><text:bookmark-start text:name="__RefHeading___Toc438_1286753509"/>Technical Stuff<text:bookmark-end text:name="__RefHeading___Toc438_1286753509"/></text:h>
      <text:h text:style-name="Heading_20_2" text:outline-level="2"><text:bookmark-start text:name="__RefHeading___Toc440_1286753509"/>XML parser<text:bookmark-end text:name="__RefHeading___Toc440_1286753509"/></text:h>
      <text:p text:style-name="P20">The XML parser will be the Apache Xerces library which provides both DOM and SAX implementations and can also validate the input XML if required. <text:span text:style-name="T7">SAX is the recommended implementation for reading flat XML into a database or memory model.</text:span></text:p>
      <text:h text:style-name="P29" text:outline-level="2"><text:bookmark-start text:name="__RefHeading___Toc442_1286753509"/>Project Characteristics<text:bookmark-end text:name="__RefHeading___Toc442_1286753509"/></text:h>
      <text:p text:style-name="P13">This project will use agile techniques and test driven design (TDD). <text:span text:style-name="T7">Unit testing and continuous integration testing will be used wherever appropriate, and github will be used to maintain the source code and other original project files.</text:span></text:p>
      <text:p text:style-name="P3"/>
      <text:p text:style-name="P3"/>
      <text:p text:style-name="P3"><text:soft-page-break/></text:p>
      <text:p text:style-name="P19"/>
      <text:h text:style-name="Heading_20_2" text:outline-level="2"><text:bookmark-start text:name="__RefHeading___Toc444_1286753509"/>Components<text:bookmark-end text:name="__RefHeading___Toc444_1286753509"/></text:h>
      <text:h text:style-name="Heading_20_3" text:outline-level="3"><text:bookmark-start text:name="__RefHeading___Toc446_1286753509"/>GPX Reader<text:bookmark-end text:name="__RefHeading___Toc446_1286753509"/></text:h>
      <text:p text:style-name="P14">The gpx file<text:span text:style-name="T10">(</text:span>s<text:span text:style-name="T10">)</text:span> will be validated and read <text:span text:style-name="T8">once </text:span>from one or more files into a data store (memory model or database). Duplicate data <text:span text:style-name="T8">(identified by start time) </text:span>will be discarded.</text:p>
      <text:h text:style-name="Heading_20_4" text:outline-level="4"><text:bookmark-start text:name="__RefHeading___Toc318_3633815738"/>GPX data<text:bookmark-end text:name="__RefHeading___Toc318_3633815738"/></text:h>
      <text:p text:style-name="P21">The following diagram shows the data we intend to use from the gpx files</text:p>
      <text:p text:style-name="P14"><draw:g text:anchor-type="paragraph" draw:z-index="5" draw:style-name="gr5"><draw:line draw:name="Shape3" draw:style-name="gr6" draw:text-style-name="P36" svg:x1="4.399cm" svg:y1="0.573cm" svg:x2="8.421cm" svg:y2="0.573cm"><text:p/></draw:line><draw:frame draw:name="Shape2" draw:style-name="gr7" draw:text-style-name="P37" svg:width="1.611cm" svg:height="0.768cm" svg:x="4.932cm" svg:y="0.31cm"><draw:text-box><text:p><text:s/>1 : 0-∞</text:p></draw:text-box></draw:frame></draw:g><draw:frame text:anchor-type="paragraph" draw:z-index="0" draw:name="Shape1" draw:style-name="gr1" draw:text-style-name="P35" svg:width="4.261cm" svg:height="1.512cm" svg:x="0.139cm" svg:y="0.109cm"><draw:text-box><text:p><text:span text:style-name="T12">Track</text:span></text:p><text:p>Type (Run/Walk/Cycle)</text:p><text:p>Start time</text:p></draw:text-box></draw:frame><draw:frame text:anchor-type="paragraph" draw:z-index="1" draw:name="Shape1" draw:style-name="gr2" draw:text-style-name="P35" svg:width="4.261cm" svg:height="2.511cm" svg:x="8.421cm" svg:y="0.116cm"><draw:text-box><text:p><text:span text:style-name="T12">Track point</text:span></text:p><text:p>Latitude</text:p><text:p>Longitude</text:p><text:p>Elevation</text:p><text:p>Time stamp</text:p></draw:text-box></draw:frame></text:p>
      <text:p text:style-name="P14"/>
      <text:p text:style-name="P14"/>
      <text:p text:style-name="P14"/>
      <text:p text:style-name="P16"/>
      <text:h text:style-name="Heading_20_4" text:outline-level="4"><text:bookmark-start text:name="__RefHeading___Toc320_3633815738"/>Model data<text:bookmark-end text:name="__RefHeading___Toc320_3633815738"/></text:h>
      <text:p text:style-name="P24">We will perform some data transformations to simplify our analysis. </text:p>
      <text:p text:style-name="P15">The total duration and total distance will be calculated for each Track.</text:p>
      <text:p text:style-name="P15">Track points will be <text:span text:style-name="T9">transformed from n nodes to n-1 edges (splits), to give us the distance, duration, pace and climb (elevation change) between each track point.</text:span></text:p>
      <text:p text:style-name="P15"/>
      <text:p text:style-name="P11"><draw:frame text:anchor-type="paragraph" draw:z-index="3" draw:name="Shape1" draw:style-name="gr4" draw:text-style-name="P35" svg:width="4.261cm" svg:height="4.384cm" svg:x="8.421cm" svg:y="0.164cm"><draw:text-box><text:p><text:span text:style-name="T12">Split </text:span></text:p><text:p>Latitude at start</text:p><text:p>Longitude at start</text:p><text:p>Elevation at start</text:p><text:p>Timestamp at start</text:p><text:p>Distance (calc)</text:p><text:p>Duration (calc)</text:p><text:p>Pace (calc)</text:p><text:p>Climb (calc)</text:p></draw:text-box></draw:frame><draw:frame text:anchor-type="paragraph" draw:z-index="2" draw:name="Shape1" draw:style-name="gr3" draw:text-style-name="P35" svg:width="4.261cm" svg:height="3.41cm" svg:x="0.139cm" svg:y="0.109cm"><draw:text-box><text:p><text:span text:style-name="T12">Activity</text:span></text:p><text:p>Type (Run/Walk/Cycle)</text:p><text:p>Start time</text:p><text:p>Total duration (calc)</text:p><text:p>Total distance (calc)</text:p><text:p>Total climb (calc)</text:p><text:p>Total descent (calc)</text:p></draw:text-box></draw:frame></text:p>
      <text:p text:style-name="P10"><draw:g text:anchor-type="paragraph" draw:z-index="4" draw:style-name="gr5"><draw:line draw:name="Shape3" draw:style-name="gr6" draw:text-style-name="P36" svg:x1="4.399cm" svg:y1="0.148cm" svg:x2="8.421cm" svg:y2="0.148cm"><text:p/></draw:line><draw:frame draw:name="Shape2" draw:style-name="gr7" draw:text-style-name="P37" svg:width="1.611cm" svg:height="0.768cm" svg:x="4.932cm" svg:y="-0.116cm"><draw:text-box><text:p><text:s/>1 : 0-∞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May need additional flag to indicate ‘slow’ state, i.e. walking during running, shopping during cycling</text:p>
      <text:p text:style-name="P10"/>
      <text:h text:style-name="Heading_20_3" text:outline-level="3"><text:bookmark-start text:name="__RefHeading___Toc448_1286753509"/>Analyser<text:bookmark-end text:name="__RefHeading___Toc448_1286753509"/></text:h>
      <text:p text:style-name="P14"/>
      <text:h text:style-name="Heading_20_3" text:outline-level="3"><text:bookmark-start text:name="__RefHeading___Toc450_1286753509"/>Report Writer<text:bookmark-end text:name="__RefHeading___Toc450_1286753509"/></text:h>
      <text:p text:style-name="P14"/>
      <text:p text:style-name="P14"/>
      <text:p text:style-name="P3"/>
      <text:h text:style-name="Heading_20_1" text:outline-level="1"><text:soft-page-break/>Use Cases</text:h>
      <text:h text:style-name="Heading_20_2" text:outline-level="2">Edge cases</text:h>
      <text:p text:style-name="P26">runkeeper paused &amp; re-started from different <text:span text:style-name="T11">position, would appear to have moved at great speed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Basic" style:family="paragraph" style:parent-style-name="Standard">
      <style:text-properties fo:language="zxx" fo:country="none" officeooo:rsid="008f1e5a" style:language-asian="zxx" style:country-asian="none" style:language-complex="zxx" style:country-complex="non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56:32.557071189</meta:creation-date>
    <dc:date>2019-07-04T15:00:13.390346464</dc:date>
    <meta:editing-duration>P7DT15H25M39S</meta:editing-duration>
    <meta:editing-cycles>187</meta:editing-cycles>
    <meta:generator>LibreOffice/6.0.7.3$Linux_X86_64 LibreOffice_project/00m0$Build-3</meta:generator>
    <meta:document-statistic meta:table-count="0" meta:image-count="0" meta:object-count="0" meta:page-count="5" meta:paragraph-count="71" meta:word-count="567" meta:character-count="3984" meta:non-whitespace-character-count="3459"/>
  </office:meta>
</office:document-meta>
</file>